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7.75pt"/>
    </style:style>
    <style:style style:name="co2" style:family="table-column">
      <style:table-column-properties fo:break-before="auto" style:column-width="60.75pt"/>
    </style:style>
    <style:style style:name="co3" style:family="table-column">
      <style:table-column-properties fo:break-before="auto" style:column-width="83.99pt"/>
    </style:style>
    <style:style style:name="co4" style:family="table-column">
      <style:table-column-properties fo:break-before="auto" style:column-width="63.75pt"/>
    </style:style>
    <style:style style:name="co5" style:family="table-column">
      <style:table-column-properties fo:break-before="auto" style:column-width="72.74pt"/>
    </style:style>
    <style:style style:name="co6" style:family="table-column">
      <style:table-column-properties fo:break-before="auto" style:column-width="136.49pt"/>
    </style:style>
    <style:style style:name="co7" style:family="table-column">
      <style:table-column-properties fo:break-before="auto" style:column-width="419.24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8.74pt" fo:break-before="auto" style:use-optimal-row-height="false"/>
    </style:style>
    <style:style style:name="ro4" style:family="table-row">
      <style:table-row-properties style:row-height="17.35pt" fo:break-before="auto" style:use-optimal-row-height="true"/>
    </style:style>
    <style:style style:name="ro5" style:family="table-row">
      <style:table-row-properties style:row-height="24.46pt" fo:break-before="auto" style:use-optimal-row-height="true"/>
    </style:style>
    <style:style style:name="ta1" style:family="table" style:master-page-name="PageStyle_5f_Abb._20_Guide">
      <style:table-properties table:display="true" style:writing-mode="lr-tb"/>
    </style:style>
    <style:style style:name="ta2" style:family="table" style:master-page-name="PageStyle_5f_Jirard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9" style:family="table-cell" style:parent-style-name="Default">
      <style:map style:condition="cell-content()&lt;=-3" style:apply-style-name="Untitled1" style:base-cell-address="Jirard.L6"/>
      <style:map style:condition="cell-content-is-between(0,-2)" style:apply-style-name="Untitled2" style:base-cell-address="Jirard.L6"/>
      <style:map style:condition="cell-content()&gt;=1" style:apply-style-name="Untitled3" style:base-cell-address="Jirard.L6"/>
    </style:style>
    <style:style style:name="ce10" style:family="table-cell" style:parent-style-name="Default">
      <style:map style:condition="cell-content()&lt;=-3" style:apply-style-name="Untitled1" style:base-cell-address="Jirard.L14"/>
      <style:map style:condition="cell-content-is-between(0,-2)" style:apply-style-name="Untitled2" style:base-cell-address="Jirard.L14"/>
      <style:map style:condition="cell-content()&gt;=1" style:apply-style-name="Untitled3" style:base-cell-address="Jirard.L14"/>
    </style:style>
    <style:style style:name="ce11" style:family="table-cell" style:parent-style-name="Default">
      <style:map style:condition="cell-content()&lt;=-3" style:apply-style-name="Untitled1" style:base-cell-address="Jirard.L30"/>
      <style:map style:condition="cell-content-is-between(0,-2)" style:apply-style-name="Untitled2" style:base-cell-address="Jirard.L30"/>
      <style:map style:condition="cell-content()&gt;=1" style:apply-style-name="Untitled3" style:base-cell-address="Jirard.L30"/>
    </style:style>
    <style:style style:name="ce12" style:family="table-cell" style:parent-style-name="Default">
      <style:map style:condition="cell-content()&lt;=-3" style:apply-style-name="Untitled1" style:base-cell-address="Jirard.L35"/>
      <style:map style:condition="cell-content-is-between(0,-2)" style:apply-style-name="Untitled2" style:base-cell-address="Jirard.L35"/>
      <style:map style:condition="cell-content()&gt;=1" style:apply-style-name="Untitled3" style:base-cell-address="Jirard.L35"/>
    </style:style>
    <style:style style:name="ce13" style:family="table-cell" style:parent-style-name="Default">
      <style:map style:condition="cell-content()&lt;=-3" style:apply-style-name="Untitled1" style:base-cell-address="Jirard.L46"/>
      <style:map style:condition="cell-content-is-between(0,-2)" style:apply-style-name="Untitled2" style:base-cell-address="Jirard.L46"/>
      <style:map style:condition="cell-content()&gt;=1" style:apply-style-name="Untitled3" style:base-cell-address="Jirard.L46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bb. Guid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Abbreviation Guide</text:p>
          </table:table-cell>
          <table:covered-table-cell table:style-name="ce3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P = Any Punc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K = Any Kic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LP = Light Punc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P = Medium Punc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P = Heavy Punc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LK = Light Kic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K = Medium Kic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K = Heavy Kick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4">
          <table:table-cell table:style-name="ce2" office:value-type="string" calcext:value-type="string" table:number-columns-spanned="3" table:number-rows-spanned="1">
            <text:p>Directional Inputs:</text:p>
          </table:table-cell>
          <table:covered-table-cell table:number-columns-repeated="2" table:style-name="ce4"/>
          <table:table-cell table:number-columns-repeated="1021"/>
        </table:table-row>
        <table:table-row table:style-name="ro3">
          <table:table-cell office:value-type="string" calcext:value-type="string">
            <text:p>7 = Up left</text:p>
          </table:table-cell>
          <table:table-cell office:value-type="string" calcext:value-type="string">
            <text:p>8= Up</text:p>
          </table:table-cell>
          <table:table-cell office:value-type="string" calcext:value-type="string">
            <text:p>9= Up Righ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4= Left</text:p>
          </table:table-cell>
          <table:table-cell office:value-type="string" calcext:value-type="string">
            <text:p>5= Neutral</text:p>
          </table:table-cell>
          <table:table-cell office:value-type="string" calcext:value-type="string">
            <text:p>6= Righ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= Down Left</text:p>
          </table:table-cell>
          <table:table-cell office:value-type="string" calcext:value-type="string">
            <text:p>2= Down</text:p>
          </table:table-cell>
          <table:table-cell office:value-type="string" calcext:value-type="string">
            <text:p>3= Down Right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irard" table:style-name="ta2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1021" table:default-cell-style-name="Default"/>
        <table:table-row table:style-name="ro5">
          <table:table-cell table:style-name="ce5" office:value-type="string" calcext:value-type="string" table:number-columns-spanned="3" table:number-rows-spanned="1">
            <text:p>Jirard Movelist Concept</text:p>
          </table:table-cell>
          <table:covered-table-cell table:number-columns-repeated="2" table:style-name="ce7"/>
          <table:table-cell table:style-name="ce8" table:number-columns-repeated="2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 calcext:value-type="string">
            <text:p>Input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/>
          <table:table-cell table:style-name="ce4" office:value-type="string" calcext:value-type="string">
            <text:p>Startup</text:p>
          </table:table-cell>
          <table:table-cell table:style-name="ce4" office:value-type="string" calcext:value-type="string">
            <text:p>Active</text:p>
          </table:table-cell>
          <table:table-cell table:style-name="ce4" office:value-type="string" calcext:value-type="string">
            <text:p>Recovery</text:p>
          </table:table-cell>
          <table:table-cell/>
          <table:table-cell table:style-name="ce4" office:value-type="string" calcext:value-type="string">
            <text:p>Hitstun</text:p>
          </table:table-cell>
          <table:table-cell table:style-name="ce4" office:value-type="string" calcext:value-type="string">
            <text:p>Blockstun</text:p>
          </table:table-cell>
          <table:table-cell/>
          <table:table-cell table:style-name="ce4" office:value-type="string" calcext:value-type="string">
            <text:p>Adv. Hit</text:p>
          </table:table-cell>
          <table:table-cell table:style-name="ce4" office:value-type="string" calcext:value-type="string">
            <text:p>Adv. Block</text:p>
          </table:table-cell>
          <table:table-cell/>
          <table:table-cell office:value-type="string" calcext:value-type="string">
            <text:p>LstHitFrm</text:p>
          </table:table-cell>
          <table:table-cell table:number-columns-repeated="1009"/>
        </table:table-row>
        <table:table-row table:style-name="ro3">
          <table:table-cell table:number-columns-repeated="14"/>
          <table:table-cell office:value-type="string" calcext:value-type="string">
            <text:p>Position of the active Frame the last hit of the move occurs on</text:p>
          </table:table-cell>
          <table:table-cell table:number-columns-repeated="1009"/>
        </table:table-row>
        <table:table-row table:style-name="ro3">
          <table:table-cell table:style-name="ce6" office:value-type="string" calcext:value-type="string" table:number-columns-spanned="2" table:number-rows-spanned="1">
            <text:p>Standing attacks</text:p>
          </table:table-cell>
          <table:covered-table-cell table:style-name="ce4"/>
          <table:table-cell table:style-name="ce4"/>
          <table:table-cell table:number-columns-repeated="1021"/>
        </table:table-row>
        <table:table-row table:style-name="ro3">
          <table:table-cell office:value-type="string" calcext:value-type="string">
            <text:p>LP:</text:p>
          </table:table-cell>
          <table:table-cell office:value-type="string" calcext:value-type="string">
            <text:p>Quick Jab</text:p>
          </table:table-cell>
          <table:table-cell office:value-type="string" calcext:value-type="string">
            <text:p>Does a Simple Jab.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9" table:formula="of:=IF([.I6]=&quot;KD&quot;;&quot;KD&quot;;[.I6]-([.F6]+[.G6]-[.O6]))" office:value-type="float" office:value="4" calcext:value-type="float">
            <text:p>4</text:p>
          </table:table-cell>
          <table:table-cell table:style-name="ce9" table:formula="of:=IF([.J6]=&quot;KD&quot;;&quot;KD&quot;;[.J6]-([.F6]+[.G6]-[.O6]))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MP:</text:p>
          </table:table-cell>
          <table:table-cell office:value-type="string" calcext:value-type="string">
            <text:p>Hook</text:p>
          </table:table-cell>
          <table:table-cell office:value-type="string" calcext:value-type="string">
            <text:p>Throws a Hook with his leading hand.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9" table:formula="of:=IF([.I7]=&quot;KD&quot;;&quot;KD&quot;;[.I7]-([.F7]+[.G7]-[.O7]))" office:value-type="float" office:value="6" calcext:value-type="float">
            <text:p>6</text:p>
          </table:table-cell>
          <table:table-cell table:style-name="ce9" table:formula="of:=IF([.J7]=&quot;KD&quot;;&quot;KD&quot;;[.J7]-([.F7]+[.G7]-[.O7]))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HP:</text:p>
          </table:table-cell>
          <table:table-cell office:value-type="string" calcext:value-type="string">
            <text:p>Cross Punch</text:p>
          </table:table-cell>
          <table:table-cell office:value-type="string" calcext:value-type="string">
            <text:p>Throws a punch with his rear hand.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9" table:formula="of:=IF([.I8]=&quot;KD&quot;;&quot;KD&quot;;[.I8]-([.F8]+[.G8]-[.O8]))" office:value-type="float" office:value="3" calcext:value-type="float">
            <text:p>3</text:p>
          </table:table-cell>
          <table:table-cell table:style-name="ce9" table:formula="of:=IF([.J8]=&quot;KD&quot;;&quot;KD&quot;;[.J8]-([.F8]+[.G8]-[.O8]))" office:value-type="float" office:value="-10" calcext:value-type="float">
            <text:p>-1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LK:</text:p>
          </table:table-cell>
          <table:table-cell office:value-type="string" calcext:value-type="string">
            <text:p>Low Calf Kick</text:p>
          </table:table-cell>
          <table:table-cell office:value-type="string" calcext:value-type="string">
            <text:p>Taps the opponents calf with his foot.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9" table:formula="of:=IF([.I9]=&quot;KD&quot;;&quot;KD&quot;;[.I9]-([.F9]+[.G9]-[.O9]))" office:value-type="float" office:value="1" calcext:value-type="float">
            <text:p>1</text:p>
          </table:table-cell>
          <table:table-cell table:style-name="ce9" table:formula="of:=IF([.J9]=&quot;KD&quot;;&quot;KD&quot;;[.J9]-([.F9]+[.G9]-[.O9]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MK:</text:p>
          </table:table-cell>
          <table:table-cell office:value-type="string" calcext:value-type="string">
            <text:p>Push Kick</text:p>
          </table:table-cell>
          <table:table-cell office:value-type="string" calcext:value-type="string">
            <text:p>Throws his leg forward.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9" table:formula="of:=IF([.I10]=&quot;KD&quot;;&quot;KD&quot;;[.I10]-([.F10]+[.G10]-[.O10]))" office:value-type="float" office:value="2" calcext:value-type="float">
            <text:p>2</text:p>
          </table:table-cell>
          <table:table-cell table:style-name="ce9" table:formula="of:=IF([.J10]=&quot;KD&quot;;&quot;KD&quot;;[.J10]-([.F10]+[.G10]-[.O10]))" office:value-type="float" office:value="-4" calcext:value-type="float">
            <text:p>-4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HK:</text:p>
          </table:table-cell>
          <table:table-cell office:value-type="string" calcext:value-type="string">
            <text:p>Roundhouse</text:p>
          </table:table-cell>
          <table:table-cell office:value-type="string" calcext:value-type="string">
            <text:p>Does a roundhouse kick.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9" table:formula="of:=IF([.I11]=&quot;KD&quot;;&quot;KD&quot;;[.I11]-([.F11]+[.G11]-[.O11]))" office:value-type="float" office:value="4" calcext:value-type="float">
            <text:p>4</text:p>
          </table:table-cell>
          <table:table-cell table:style-name="ce9" table:formula="of:=IF([.J11]=&quot;KD&quot;;&quot;KD&quot;;[.J11]-([.F11]+[.G11]-[.O11]))" office:value-type="float" office:value="-6" calcext:value-type="float">
            <text:p>-6</text:p>
          </table:table-cell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calcext:value-type="string" table:number-columns-spanned="2" table:number-rows-spanned="1">
            <text:p>Crouching Attacks (2+input)</text:p>
          </table:table-cell>
          <table:covered-table-cell table:style-name="ce4"/>
          <table:table-cell table:style-name="ce4"/>
          <table:table-cell table:number-columns-repeated="1021"/>
        </table:table-row>
        <table:table-row table:style-name="ro3">
          <table:table-cell office:value-type="string" calcext:value-type="string">
            <text:p>LP:</text:p>
          </table:table-cell>
          <table:table-cell office:value-type="string" calcext:value-type="string">
            <text:p>C. Jab</text:p>
          </table:table-cell>
          <table:table-cell office:value-type="string" calcext:value-type="string">
            <text:p>Does a Jab while crouching.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0" table:formula="of:=IF([.I14]=&quot;KD&quot;;&quot;KD&quot;;[.I14]-([.F14]+[.G14]-[.O14]))" office:value-type="float" office:value="4" calcext:value-type="float">
            <text:p>4</text:p>
          </table:table-cell>
          <table:table-cell table:style-name="ce10" table:formula="of:=IF([.J14]=&quot;KD&quot;;&quot;KD&quot;;[.J14]-([.F14]+[.G14]-[.O14]))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MP:</text:p>
          </table:table-cell>
          <table:table-cell office:value-type="string" calcext:value-type="string">
            <text:p>C. Cross Punch</text:p>
          </table:table-cell>
          <table:table-cell office:value-type="string" calcext:value-type="string">
            <text:p>Does a Cross Punch while crouching.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0" table:formula="of:=IF([.I15]=&quot;KD&quot;;&quot;KD&quot;;[.I15]-([.F15]+[.G15]-[.O15]))" office:value-type="float" office:value="5" calcext:value-type="float">
            <text:p>5</text:p>
          </table:table-cell>
          <table:table-cell table:style-name="ce10" table:formula="of:=IF([.J15]=&quot;KD&quot;;&quot;KD&quot;;[.J15]-([.F15]+[.G15]-[.O15]))" office:value-type="float" office:value="-2" calcext:value-type="float">
            <text:p>-2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HP:</text:p>
          </table:table-cell>
          <table:table-cell office:value-type="string" calcext:value-type="string">
            <text:p>Uppercut</text:p>
          </table:table-cell>
          <table:table-cell office:value-type="string" calcext:value-type="string">
            <text:p>Does an Uppercut.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0" table:formula="of:=IF([.I16]=&quot;KD&quot;;&quot;KD&quot;;[.I16]-([.F16]+[.G16]-[.O16]))" office:value-type="float" office:value="2" calcext:value-type="float">
            <text:p>2</text:p>
          </table:table-cell>
          <table:table-cell table:style-name="ce10" table:formula="of:=IF([.J16]=&quot;KD&quot;;&quot;KD&quot;;[.J16]-([.F16]+[.G16]-[.O16]))" office:value-type="float" office:value="-10" calcext:value-type="float">
            <text:p>-1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LK:</text:p>
          </table:table-cell>
          <table:table-cell office:value-type="string" calcext:value-type="string">
            <text:p>Foot Poke</text:p>
          </table:table-cell>
          <table:table-cell office:value-type="string" calcext:value-type="string">
            <text:p>Sticks out his foot a little.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0" table:formula="of:=IF([.I17]=&quot;KD&quot;;&quot;KD&quot;;[.I17]-([.F17]+[.G17]-[.O17]))" office:value-type="float" office:value="4" calcext:value-type="float">
            <text:p>4</text:p>
          </table:table-cell>
          <table:table-cell table:style-name="ce10" table:formula="of:=IF([.J17]=&quot;KD&quot;;&quot;KD&quot;;[.J17]-([.F17]+[.G17]-[.O17]))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MK:</text:p>
          </table:table-cell>
          <table:table-cell office:value-type="string" calcext:value-type="string">
            <text:p>Leg Swipe</text:p>
          </table:table-cell>
          <table:table-cell office:value-type="string" calcext:value-type="string">
            <text:p>Like a reverse sweep with his leading foot.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0" table:formula="of:=IF([.I18]=&quot;KD&quot;;&quot;KD&quot;;[.I18]-([.F18]+[.G18]-[.O18]))" office:value-type="float" office:value="6" calcext:value-type="float">
            <text:p>6</text:p>
          </table:table-cell>
          <table:table-cell table:style-name="ce10" table:formula="of:=IF([.J18]=&quot;KD&quot;;&quot;KD&quot;;[.J18]-([.F18]+[.G18]-[.O18]))" office:value-type="float" office:value="-2" calcext:value-type="float">
            <text:p>-2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HK:</text:p>
          </table:table-cell>
          <table:table-cell office:value-type="string" calcext:value-type="string">
            <text:p>Leg Sweep</text:p>
          </table:table-cell>
          <table:table-cell office:value-type="string" calcext:value-type="string">
            <text:p>Jirard's Signature move.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KD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0" table:formula="of:=IF([.I19]=&quot;KD&quot;;&quot;KD&quot;;[.I19]-([.F19]+[.G19]-[.O19]))" office:value-type="string" office:string-value="KD" calcext:value-type="string">
            <text:p>KD</text:p>
          </table:table-cell>
          <table:table-cell table:style-name="ce10" table:formula="of:=IF([.J19]=&quot;KD&quot;;&quot;KD&quot;;[.J19]-([.F19]+[.G19]-[.O19]))" office:value-type="float" office:value="-13" calcext:value-type="float">
            <text:p>-13</text:p>
          </table:table-cell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calcext:value-type="string" table:number-columns-spanned="2" table:number-rows-spanned="1">
            <text:p>Jumping Attacks (7,8,or9+input)</text:p>
          </table:table-cell>
          <table:covered-table-cell table:style-name="ce4"/>
          <table:table-cell table:number-columns-repeated="1022"/>
        </table:table-row>
        <table:table-row table:style-name="ro3">
          <table:table-cell office:value-type="string" calcext:value-type="string">
            <text:p>LP:</text:p>
          </table:table-cell>
          <table:table-cell office:value-type="string" calcext:value-type="string">
            <text:p>Air Elbow</text:p>
          </table:table-cell>
          <table:table-cell office:value-type="string" calcext:value-type="string">
            <text:p>elbows the opponent in the air.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MP:</text:p>
          </table:table-cell>
          <table:table-cell office:value-type="string" calcext:value-type="string">
            <text:p>Air Punch</text:p>
          </table:table-cell>
          <table:table-cell office:value-type="string" calcext:value-type="string">
            <text:p>A straight punch forward.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HP:</text:p>
          </table:table-cell>
          <table:table-cell office:value-type="string" calcext:value-type="string">
            <text:p>Double Hammer Fist</text:p>
          </table:table-cell>
          <table:table-cell office:value-type="string" calcext:value-type="string">
            <text:p>clasps his hands together overhead, and brings them down.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K:</text:p>
          </table:table-cell>
          <table:table-cell office:value-type="string" calcext:value-type="string">
            <text:p>Knee Drop</text:p>
          </table:table-cell>
          <table:table-cell office:value-type="string" calcext:value-type="string">
            <text:p>Sticks out his knees a bit to hit opponent.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MK:</text:p>
          </table:table-cell>
          <table:table-cell office:value-type="string" calcext:value-type="string">
            <text:p>Falling Kick</text:p>
          </table:table-cell>
          <table:table-cell office:value-type="string" calcext:value-type="string">
            <text:p>Sticks out his leg diagonally down-forward.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HK:</text:p>
          </table:table-cell>
          <table:table-cell office:value-type="string" calcext:value-type="string">
            <text:p>Flip Kick</text:p>
          </table:table-cell>
          <table:table-cell office:value-type="string" calcext:value-type="string">
            <text:p>does a flip in the air for a double axe kick with his feet. 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calcext:value-type="string" table:number-columns-spanned="2" table:number-rows-spanned="1">
            <text:p>Command Attacks</text:p>
          </table:table-cell>
          <table:covered-table-cell table:style-name="ce4"/>
          <table:table-cell table:number-columns-repeated="1022"/>
        </table:table-row>
        <table:table-row table:style-name="ro3">
          <table:table-cell office:value-type="string" calcext:value-type="string">
            <text:p>6+HP:</text:p>
          </table:table-cell>
          <table:table-cell office:value-type="string" calcext:value-type="string">
            <text:p>Haymaker</text:p>
          </table:table-cell>
          <table:table-cell office:value-type="string" calcext:value-type="string">
            <text:p>Steps forward with a wide-swinging punch.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11" table:formula="of:=IF([.I30]=&quot;KD&quot;;&quot;KD&quot;;[.I30]-([.F30]+[.G30]-[.O30]))" office:value-type="float" office:value="6" calcext:value-type="float">
            <text:p>6</text:p>
          </table:table-cell>
          <table:table-cell table:style-name="ce11" table:formula="of:=IF([.J30]=&quot;KD&quot;;&quot;KD&quot;;[.J30]-([.F30]+[.G30]-[.O30]))" office:value-type="float" office:value="-2" calcext:value-type="float">
            <text:p>-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6+MP:</text:p>
          </table:table-cell>
          <table:table-cell office:value-type="string" calcext:value-type="string">
            <text:p>Hammer Fist</text:p>
          </table:table-cell>
          <table:table-cell office:value-type="string" calcext:value-type="string">
            <text:p>Brings his fist vertically forward.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1" table:formula="of:=IF([.I31]=&quot;KD&quot;;&quot;KD&quot;;[.I31]-([.F31]+[.G31]-[.O31]))" office:value-type="float" office:value="2" calcext:value-type="float">
            <text:p>2</text:p>
          </table:table-cell>
          <table:table-cell table:style-name="ce11" table:formula="of:=IF([.J31]=&quot;KD&quot;;&quot;KD&quot;;[.J31]-([.F31]+[.G31]-[.O31]))" office:value-type="float" office:value="-4" calcext:value-type="float">
            <text:p>-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4+HK:</text:p>
          </table:table-cell>
          <table:table-cell office:value-type="string" calcext:value-type="string">
            <text:p>Axe Kick</text:p>
          </table:table-cell>
          <table:table-cell office:value-type="string" calcext:value-type="string">
            <text:p>Lifts his foot above his head and slams it forward vertically.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1" table:formula="of:=IF([.I32]=&quot;KD&quot;;&quot;KD&quot;;[.I32]-([.F32]+[.G32]-[.O32]))" office:value-type="float" office:value="4" calcext:value-type="float">
            <text:p>4</text:p>
          </table:table-cell>
          <table:table-cell table:style-name="ce11" table:formula="of:=IF([.J32]=&quot;KD&quot;;&quot;KD&quot;;[.J32]-([.F32]+[.G32]-[.O32]))" office:value-type="float" office:value="-4" calcext:value-type="float">
            <text:p>-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calcext:value-type="string" table:number-columns-spanned="2" table:number-rows-spanned="1">
            <text:p>Special Attacks</text:p>
          </table:table-cell>
          <table:covered-table-cell table:style-name="ce4"/>
          <table:table-cell table:style-name="ce4"/>
          <table:table-cell table:number-columns-repeated="1021"/>
        </table:table-row>
        <table:table-row table:style-name="ro3">
          <table:table-cell office:value-type="string" calcext:value-type="string">
            <text:p>236+LP:</text:p>
          </table:table-cell>
          <table:table-cell office:value-type="string" calcext:value-type="string">
            <text:p>Hadouken LP</text:p>
          </table:table-cell>
          <table:table-cell office:value-type="string" calcext:value-type="string">
            <text:p>Throws a fireball. Rename?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2" table:formula="of:=IF([.I35]=&quot;KD&quot;;&quot;KD&quot;;[.I35]-([.F35]+[.G35]-[.O35]))" office:value-type="float" office:value="0" calcext:value-type="float">
            <text:p>0</text:p>
          </table:table-cell>
          <table:table-cell table:style-name="ce12" table:formula="of:=IF([.J35]=&quot;KD&quot;;&quot;KD&quot;;[.J35]-([.F35]+[.G35]-[.O35]))" office:value-type="float" office:value="-15" calcext:value-type="float">
            <text:p>-1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236+MP:</text:p>
          </table:table-cell>
          <table:table-cell office:value-type="string" calcext:value-type="string">
            <text:p>Hadouken MP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2" table:formula="of:=IF([.I36]=&quot;KD&quot;;&quot;KD&quot;;[.I36]-([.F36]+[.G36]-[.O36]))" office:value-type="float" office:value="-2" calcext:value-type="float">
            <text:p>-2</text:p>
          </table:table-cell>
          <table:table-cell table:style-name="ce12" table:formula="of:=IF([.J36]=&quot;KD&quot;;&quot;KD&quot;;[.J36]-([.F36]+[.G36]-[.O36]))" office:value-type="float" office:value="-17" calcext:value-type="float">
            <text:p>-17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236+HP:</text:p>
          </table:table-cell>
          <table:table-cell office:value-type="string" calcext:value-type="string">
            <text:p>Hadouken HP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2" table:formula="of:=IF([.I37]=&quot;KD&quot;;&quot;KD&quot;;[.I37]-([.F37]+[.G37]-[.O37]))" office:value-type="float" office:value="-4" calcext:value-type="float">
            <text:p>-4</text:p>
          </table:table-cell>
          <table:table-cell table:style-name="ce12" table:formula="of:=IF([.J37]=&quot;KD&quot;;&quot;KD&quot;;[.J37]-([.F37]+[.G37]-[.O37]))" office:value-type="float" office:value="-19" calcext:value-type="float">
            <text:p>-19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623+LP:</text:p>
          </table:table-cell>
          <table:table-cell office:value-type="string" calcext:value-type="string">
            <text:p>Shoryuken LP</text:p>
          </table:table-cell>
          <table:table-cell office:value-type="string" calcext:value-type="string">
            <text:p>Jumping Uppercut. Rename?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KD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12" table:formula="of:=IF([.I38]=&quot;KD&quot;;&quot;KD&quot;;[.I38]-([.F38]+[.G38]-[.O38]))" office:value-type="string" office:string-value="KD" calcext:value-type="string">
            <text:p>KD</text:p>
          </table:table-cell>
          <table:table-cell table:style-name="ce12" table:formula="of:=IF([.J38]=&quot;KD&quot;;&quot;KD&quot;;[.J38]-([.F38]+[.G38]-[.O38]))" office:value-type="float" office:value="-24" calcext:value-type="float">
            <text:p>-24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623+MP:</text:p>
          </table:table-cell>
          <table:table-cell office:value-type="string" calcext:value-type="string">
            <text:p>Shoryuken MP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KD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12" table:formula="of:=IF([.I39]=&quot;KD&quot;;&quot;KD&quot;;[.I39]-([.F39]+[.G39]-[.O39]))" office:value-type="string" office:string-value="KD" calcext:value-type="string">
            <text:p>KD</text:p>
          </table:table-cell>
          <table:table-cell table:style-name="ce12" table:formula="of:=IF([.J39]=&quot;KD&quot;;&quot;KD&quot;;[.J39]-([.F39]+[.G39]-[.O39]))" office:value-type="float" office:value="-32" calcext:value-type="float">
            <text:p>-32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623+HP:</text:p>
          </table:table-cell>
          <table:table-cell office:value-type="string" calcext:value-type="string">
            <text:p>Shoryuken HP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KD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12" table:formula="of:=IF([.I40]=&quot;KD&quot;;&quot;KD&quot;;[.I40]-([.F40]+[.G40]-[.O40]))" office:value-type="string" office:string-value="KD" calcext:value-type="string">
            <text:p>KD</text:p>
          </table:table-cell>
          <table:table-cell table:style-name="ce12" table:formula="of:=IF([.J40]=&quot;KD&quot;;&quot;KD&quot;;[.J40]-([.F40]+[.G40]-[.O40]))" office:value-type="float" office:value="-36" calcext:value-type="float">
            <text:p>-36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214+LK:</text:p>
          </table:table-cell>
          <table:table-cell office:value-type="string" calcext:value-type="string">
            <text:p>Tat-sweep-maki LP</text:p>
          </table:table-cell>
          <table:table-cell office:value-type="string" calcext:value-type="string">
            <text:p>Similar to a tatsu, but is a series of sweeps.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KD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2" table:formula="of:=IF([.I41]=&quot;KD&quot;;&quot;KD&quot;;[.I41]-([.F41]+[.G41]-[.O41]))" office:value-type="string" office:string-value="KD" calcext:value-type="string">
            <text:p>KD</text:p>
          </table:table-cell>
          <table:table-cell table:style-name="ce12" table:formula="of:=IF([.J41]=&quot;KD&quot;;&quot;KD&quot;;[.J41]-([.F41]+[.G41]-[.O41]))" office:value-type="float" office:value="-13" calcext:value-type="float">
            <text:p>-1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214+MK:</text:p>
          </table:table-cell>
          <table:table-cell office:value-type="string" calcext:value-type="string">
            <text:p>Tat-sweep-maki MP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KD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2" table:formula="of:=IF([.I42]=&quot;KD&quot;;&quot;KD&quot;;[.I42]-([.F42]+[.G42]-[.O42]))" office:value-type="string" office:string-value="KD" calcext:value-type="string">
            <text:p>KD</text:p>
          </table:table-cell>
          <table:table-cell table:style-name="ce12" table:formula="of:=IF([.J42]=&quot;KD&quot;;&quot;KD&quot;;[.J42]-([.F42]+[.G42]-[.O42]))" office:value-type="float" office:value="-16" calcext:value-type="float">
            <text:p>-1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214+HK:</text:p>
          </table:table-cell>
          <table:table-cell office:value-type="string" calcext:value-type="string">
            <text:p>Tat-sweep-maki HP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KD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2" table:formula="of:=IF([.I43]=&quot;KD&quot;;&quot;KD&quot;;[.I43]-([.F43]+[.G43]-[.O43]))" office:value-type="string" office:string-value="KD" calcext:value-type="string">
            <text:p>KD</text:p>
          </table:table-cell>
          <table:table-cell table:style-name="ce12" table:formula="of:=IF([.J43]=&quot;KD&quot;;&quot;KD&quot;;[.J43]-([.F43]+[.G43]-[.O43]))" office:value-type="float" office:value="-19" calcext:value-type="float">
            <text:p>-1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calcext:value-type="string" table:number-columns-spanned="2" table:number-rows-spanned="1">
            <text:p>Super move(s)</text:p>
          </table:table-cell>
          <table:covered-table-cell table:style-name="ce4"/>
          <table:table-cell table:style-name="ce4"/>
          <table:table-cell table:number-columns-repeated="1021"/>
        </table:table-row>
        <table:table-row table:style-name="ro3">
          <table:table-cell office:value-type="string" calcext:value-type="string">
            <text:p>236236+PP</text:p>
          </table:table-cell>
          <table:table-cell office:value-type="string" calcext:value-type="string">
            <text:p>Super Hadouken</text:p>
          </table:table-cell>
          <table:table-cell office:value-type="string" calcext:value-type="string">
            <text:p>Super-Charged Fireball.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KD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table:formula="of:=IF([.I46]=&quot;KD&quot;;&quot;KD&quot;;[.I46]-([.F46]+[.G46]-[.O46]))" office:value-type="string" office:string-value="KD" calcext:value-type="string">
            <text:p>KD</text:p>
          </table:table-cell>
          <table:table-cell table:style-name="ce13" table:formula="of:=IF([.J46]=&quot;KD&quot;;&quot;KD&quot;;[.J46]-([.F46]+[.G46]-[.O46]))" office:value-type="float" office:value="-16" calcext:value-type="float">
            <text:p>-16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214214+KK</text:p>
          </table:table-cell>
          <table:table-cell office:value-type="string" calcext:value-type="string">
            <text:p>Abolishing Sweep</text:p>
          </table:table-cell>
          <table:table-cell office:value-type="string" calcext:value-type="string">
            <text:p>Sweeps the target, and follows up with a string of painful blows.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KD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3" table:formula="of:=IF([.I47]=&quot;KD&quot;;&quot;KD&quot;;[.I47]-([.F47]+[.G47]-[.O47]))" office:value-type="string" office:string-value="KD" calcext:value-type="string">
            <text:p>KD</text:p>
          </table:table-cell>
          <table:table-cell table:style-name="ce13" table:formula="of:=IF([.J47]=&quot;KD&quot;;&quot;KD&quot;;[.J47]-([.F47]+[.G47]-[.O47]))" office:value-type="float" office:value="-26" calcext:value-type="float">
            <text:p>-26</text:p>
          </table:table-cell>
          <table:table-cell table:number-columns-repeated="1011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Jirard.L35:Jirard.M43">
            <calcext:condition calcext:apply-style-name="Untitled1" calcext:value="&lt;=-3" calcext:base-cell-address="Jirard.L35"/>
            <calcext:condition calcext:apply-style-name="Untitled2" calcext:value="between(0,-2)" calcext:base-cell-address="Jirard.L35"/>
            <calcext:condition calcext:apply-style-name="Untitled3" calcext:value="&gt;=1" calcext:base-cell-address="Jirard.L35"/>
          </calcext:conditional-format>
          <calcext:conditional-format calcext:target-range-address="Jirard.L6:Jirard.M11">
            <calcext:condition calcext:apply-style-name="Untitled1" calcext:value="&lt;=-3" calcext:base-cell-address="Jirard.L6"/>
            <calcext:condition calcext:apply-style-name="Untitled2" calcext:value="between(0,-2)" calcext:base-cell-address="Jirard.L6"/>
            <calcext:condition calcext:apply-style-name="Untitled3" calcext:value="&gt;=1" calcext:base-cell-address="Jirard.L6"/>
          </calcext:conditional-format>
          <calcext:conditional-format calcext:target-range-address="Jirard.L14:Jirard.M19">
            <calcext:condition calcext:apply-style-name="Untitled1" calcext:value="&lt;=-3" calcext:base-cell-address="Jirard.L14"/>
            <calcext:condition calcext:apply-style-name="Untitled2" calcext:value="between(0,-2)" calcext:base-cell-address="Jirard.L14"/>
            <calcext:condition calcext:apply-style-name="Untitled3" calcext:value="&gt;=1" calcext:base-cell-address="Jirard.L14"/>
          </calcext:conditional-format>
          <calcext:conditional-format calcext:target-range-address="Jirard.L30:Jirard.M32">
            <calcext:condition calcext:apply-style-name="Untitled1" calcext:value="&lt;=-3" calcext:base-cell-address="Jirard.L30"/>
            <calcext:condition calcext:apply-style-name="Untitled2" calcext:value="between(0,-2)" calcext:base-cell-address="Jirard.L30"/>
            <calcext:condition calcext:apply-style-name="Untitled3" calcext:value="&gt;=1" calcext:base-cell-address="Jirard.L30"/>
          </calcext:conditional-format>
          <calcext:conditional-format calcext:target-range-address="Jirard.L46:Jirard.M47">
            <calcext:condition calcext:apply-style-name="Untitled1" calcext:value="&lt;=-3" calcext:base-cell-address="Jirard.L46"/>
            <calcext:condition calcext:apply-style-name="Untitled2" calcext:value="between(0,-2)" calcext:base-cell-address="Jirard.L46"/>
            <calcext:condition calcext:apply-style-name="Untitled3" calcext:value="&gt;=1" calcext:base-cell-address="Jirard.L46"/>
          </calcext:conditional-format>
          <calcext:conditional-format calcext:target-range-address="Jirard.L6:Jirard.M11 Jirard.L14:Jirard.M19 Jirard.L30:Jirard.M32 Jirard.L35:Jirard.M43 Jirard.L46:Jirard.M47">
            <calcext:condition calcext:apply-style-name="Untitled3" calcext:value="=&quot;KD&quot;" calcext:base-cell-address="Jirard.L6"/>
            <calcext:condition calcext:apply-style-name="Default" calcext:value="=0" calcext:base-cell-address="Jirard.L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6666" fo:border="0.06pt solid #000000"/>
    </style:style>
    <style:style style:name="Untitled2" style:family="table-cell" style:parent-style-name="Default">
      <style:table-cell-properties fo:background-color="#ffff66" fo:border="0.06pt solid #000000"/>
    </style:style>
    <style:style style:name="Untitled3" style:family="table-cell" style:parent-style-name="Default">
      <style:table-cell-properties fo:background-color="#00ff66" fo:border="0.06pt solid #00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7">00/00/0000</text:date>, <text:time style:data-style-name="N2" text:time-value="14:27:41.9270982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bb._20_Guide" style:display-name="PageStyle_Abb. Gui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irard" style:display-name="PageStyle_Jirard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oljinx</meta:initial-creator>
    <meta:creation-date>2016-10-29T08:27:03</meta:creation-date>
    <dc:date>2017-01-07T13:35:42.530575754</dc:date>
    <meta:editing-duration>PT31M42S</meta:editing-duration>
    <meta:generator>LibreOffice/5.2.4.2.0$Linux_X86_64 LibreOffice_project/20m0$Build-2</meta:generator>
    <meta:editing-cycles>5</meta:editing-cycles>
    <meta:document-statistic meta:table-count="2" meta:cell-count="338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